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00000001051B739B7C59DAD69.gif" manifest:media-type="image/gif"/>
  <manifest:file-entry manifest:full-path="Pictures/100000010000000100000001CE742109FE69287F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'Helvetica sans-serif'"/>
    <style:font-face style:name="Arial1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georgia" svg:font-family="georgia, serif"/>
  </office:font-face-decls>
  <office:automatic-styles>
    <style:style style:name="P1" style:family="paragraph" style:parent-style-name="Heading_20_2">
      <style:paragraph-properties fo:line-height="120%" fo:padding-left="0cm" fo:padding-right="0cm" fo:padding-top="0cm" fo:padding-bottom="0.049cm" fo:border-left="none" fo:border-right="none" fo:border-top="none" fo:border-bottom="0.06pt solid #8e8e8e"/>
      <style:text-properties style:font-name="Arial" fo:font-size="12.5pt" fo:font-weight="bold"/>
    </style:style>
    <style:style style:name="P2" style:family="paragraph" style:parent-style-name="Heading_20_2">
      <style:paragraph-properties fo:line-height="120%" fo:text-align="start" style:justify-single-word="false" fo:orphans="2" fo:widows="2" fo:padding-left="0cm" fo:padding-right="0cm" fo:padding-top="0cm" fo:padding-bottom="0.049cm" fo:border-left="none" fo:border-right="none" fo:border-top="none" fo:border-bottom="0.06pt solid #8e8e8e"/>
      <style:text-properties fo:font-variant="normal" fo:text-transform="none" fo:color="#222222" loext:opacity="100%" style:font-name="Arial" fo:font-size="12.5pt" fo:letter-spacing="normal" fo:font-style="normal" fo:font-weight="bold"/>
    </style:style>
    <style:style style:name="P3" style:family="paragraph" style:parent-style-name="Heading_20_3">
      <style:paragraph-properties fo:line-height="120%" fo:padding-left="0cm" fo:padding-right="0cm" fo:padding-top="0cm" fo:padding-bottom="0.049cm" fo:border-left="none" fo:border-right="none" fo:border-top="none" fo:border-bottom="0.06pt solid #8e8e8e"/>
      <style:text-properties style:font-name="Arial" fo:font-size="11.25pt" fo:font-weight="bold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1.25pt solid #8e8e8e"/>
    </style:style>
    <style:style style:name="P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12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13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P15" style:family="paragraph" style:parent-style-name="Text_20_body">
      <style:paragraph-properties fo:margin-top="0cm" fo:margin-bottom="0.247cm" style:contextual-spacing="false"/>
    </style:style>
    <style:style style:name="P16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17" style:family="paragraph" style:parent-style-name="Text_20_body">
      <style:paragraph-properties fo:text-align="start" style:justify-single-word="false" fo:orphans="2" fo:widows="2"/>
    </style:style>
    <style:style style:name="P18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19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</style:style>
    <style:style style:name="P20" style:family="paragraph" style:parent-style-name="Text_20_body" style:list-style-name="L7">
      <style:paragraph-properties fo:margin-top="0cm" fo:margin-bottom="0.247cm" style:contextual-spacing="false" fo:text-align="start" style:justify-single-word="false" fo:orphans="2" fo:widows="2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1.25pt solid #8e8e8e"/>
    </style:style>
    <style:style style:name="P22" style:family="paragraph" style:parent-style-name="Text_20_body" style:list-style-name="L8">
      <style:paragraph-properties fo:margin-top="0cm" fo:margin-bottom="0.247cm" style:contextual-spacing="false"/>
    </style:style>
    <style:style style:name="P23" style:family="paragraph" style:parent-style-name="Text_20_body" style:list-style-name="L9">
      <style:paragraph-properties fo:margin-top="0cm" fo:margin-bottom="0.247cm" style:contextual-spacing="false"/>
    </style:style>
    <style:style style:name="P24" style:family="paragraph" style:parent-style-name="Text_20_body" style:list-style-name="L10">
      <style:paragraph-properties fo:margin-top="0cm" fo:margin-bottom="0.247cm" style:contextual-spacing="false"/>
    </style:style>
    <style:style style:name="P25" style:family="paragraph" style:parent-style-name="Text_20_body" style:list-style-name="L11">
      <style:paragraph-properties fo:margin-top="0cm" fo:margin-bottom="0.247cm" style:contextual-spacing="false"/>
    </style:style>
    <style:style style:name="P26" style:family="paragraph" style:parent-style-name="Text_20_body" style:list-style-name="L12">
      <style:paragraph-properties fo:margin-top="0cm" fo:margin-bottom="0.247cm" style:contextual-spacing="false"/>
    </style:style>
    <style:style style:name="P27" style:family="paragraph" style:parent-style-name="Text_20_body" style:list-style-name="L13">
      <style:paragraph-properties fo:margin-top="0cm" fo:margin-bottom="0.247cm" style:contextual-spacing="false"/>
    </style:style>
    <style:style style:name="P28" style:family="paragraph" style:parent-style-name="Text_20_body" style:list-style-name="L14">
      <style:paragraph-properties fo:margin-top="0cm" fo:margin-bottom="0.247cm" style:contextual-spacing="false"/>
    </style:style>
    <style:style style:name="P29" style:family="paragraph" style:parent-style-name="Text_20_body" style:list-style-name="L15">
      <style:paragraph-properties fo:margin-top="0cm" fo:margin-bottom="0.247cm" style:contextual-spacing="false"/>
    </style:style>
    <style:style style:name="P30" style:family="paragraph" style:parent-style-name="Text_20_body" style:list-style-name="L16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22222" loext:opacity="100%" style:text-line-through-style="none" style:text-line-through-type="none" style:font-name="georgia" fo:font-size="10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22222" loext:opacity="100%" style:text-line-through-style="none" style:text-line-through-type="none" fo:letter-spacing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222222" loext:opacity="100%" style:font-name="georgia" fo:font-size="10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georgia" fo:font-size="10pt" fo:letter-spacing="normal" fo:font-style="normal" fo:font-weight="bold"/>
    </style:style>
    <style:style style:name="T5" style:family="text">
      <style:text-properties fo:font-variant="normal" fo:text-transform="none" fo:color="#8e8e8e" loext:opacity="100%" style:text-line-through-style="none" style:text-line-through-type="none" style:font-name="Arial1" fo:font-size="10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8e8e8e" loext:opacity="100%" style:text-line-through-style="none" style:text-line-through-type="none" style:font-name="Arial1" fo:font-size="10pt" fo:letter-spacing="normal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8e8e8e" loext:opacity="100%" style:text-line-through-style="none" style:text-line-through-type="none" fo:letter-spacing="normal" style:text-underline-style="none" style:text-blinking="false" fo:background-color="transparent" loext:char-shading-value="0"/>
    </style:style>
    <style:style style:name="T8" style:family="text">
      <style:text-properties fo:color="#222222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weight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Изображение1" text:anchor-type="as-char" svg:width="0.041cm" svg:height="0.041cm" draw:z-index="3"><draw:image xlink:href="Pictures/100000010000000100000001CE742109FE69287F.gif" xlink:type="simple" xlink:show="embed" xlink:actuate="onLoad" draw:mime-type="image/gif"/></draw:frame></text:p>
      <text:p text:style-name="P4"/>
      <text:p text:style-name="P15"><text:bookmark text:name="p74920-1"/>Библиотека NATSPEC предназначена для сглаживания национальных особенностей при использовании программ, а точнее:</text:p>
      <text:list xml:id="list3710169952" text:style-name="L8">
        <text:list-item>
          <text:p text:style-name="P22">решения проблемы с кодировкой для большинства случаев;</text:p>
        </text:list-item>
        <text:list-item>
          <text:p text:style-name="P22">предоставления различных вспомогательных средств, облегчающих локализацию программ.</text:p>
        </text:list-item>
      </text:list>
      <text:p text:style-name="Text_20_body"/>
      <text:p text:style-name="P15"><text:bookmark text:name="p74920-2"/><text:span text:style-name="Strong_20_Emphasis"><text:span text:style-name="T9">Обратите внимание, что данная программа </text:span></text:span><text:span text:style-name="Strong_20_Emphasis"><text:span text:style-name="T10">не</text:span></text:span><text:span text:style-name="Strong_20_Emphasis"><text:span text:style-name="T9"> позволяет решать национальные и межэтнические конфликты.</text:span></text:span></text:p>
      <text:p text:style-name="Text_20_body"/>
      <text:p text:style-name="P15"><text:bookmark text:name="p74920-3"/>Просьба глянуть на <text:a xlink:type="simple" xlink:href="http://freesource.info/wiki/Lokalizacija/NATSPECDescription?v=tky&amp;" office:name="natspecdescription" text:style-name="Internet_20_link" text:visited-style-name="Visited_20_Internet_20_Link"><text:span text:style-name="T8">перевод страницы на английский</text:span></text:a>, это заготовка для страницы <text:span text:style-name="T8"><draw:a xlink:type="simple" xlink:href="http://natspec.sourceforge.net/" office:target-frame-name="_blank" xlink:show="new"><draw:frame draw:style-name="fr1" draw:name="Изображение2" text:anchor-type="as-char" svg:width="0.353cm" svg:height="0.353cm" draw:z-index="0"><draw:image xlink:href="Pictures/10000001000000100000001051B739B7C59DAD69.gif" xlink:type="simple" xlink:show="embed" xlink:actuate="onLoad" draw:mime-type="image/gif"/></draw:frame></draw:a></text:span><text:a xlink:type="simple" xlink:href="http://natspec.sourceforge.net/" office:target-frame-name="_blank" xlink:show="new" text:style-name="Internet_20_link" text:visited-style-name="Visited_20_Internet_20_Link">http://natspec.sourceforge.net</text:a></text:p>
      <text:p text:style-name="Text_20_body"/>
      <text:h text:style-name="P1" text:outline-level="2">Причины появления</text:h>
      <text:p text:style-name="Text_20_body"/>
      <text:p text:style-name="P15"><text:bookmark text:name="p74920-5"/>Пользователь Linux, который действительно работает в этой системе, часто сталкивается с проблемами кодировок: как содержимого файлов, так названий файлов. Практически на каждом шагу встречаются случаи, когда пользователя заставляют указывать кодировку (названий) файлов, с которыми он имеет дело. Это происходит при</text:p>
      <text:list xml:id="list1360298183" text:style-name="L9">
        <text:list-item>
          <text:p text:style-name="P23">монтировании дискет, компакт-дисков, флэш-дисков, принесённых жёстких дисков и других носителей; файловой системы jfs;</text:p>
        </text:list-item>
        <text:list-item>
          <text:p text:style-name="P23">монтировании сетевых ресурсов через SAMBA;</text:p>
        </text:list-item>
        <text:list-item>
          <text:p text:style-name="P23">записи дисков (создании файловых систем) с помощью команд mkisofs, growisofs, программ k3b, xcdroast и подобное;</text:p>
        </text:list-item>
        <text:list-item>
          <text:p text:style-name="P23">в файловом менеджере mc, если вы хотите воспользоваться заложенной туда возможностью перекодирования текстов</text:p>
        </text:list-item>
      </text:list>
      <text:p text:style-name="Text_20_body"/>
      <text:p text:style-name="P15"><text:bookmark text:name="p74920-6"/>Более того, существует целое непаханое поле программ, где надо бы указывать кодировку, а нечем:</text:p>
      <text:list xml:id="list2197324325" text:style-name="L10">
        <text:list-item>
          <text:p text:style-name="P24">ftp-сервера и ftp-клиенты;</text:p>
        </text:list-item>
        <text:list-item>
          <text:p text:style-name="P24">nfs-сервера и при монтировании nfs </text:p>
        </text:list-item>
        <text:list-item>
          <text:p text:style-name="P24">все файловые системы, используемых как для установки ОС, так и для переноса данных; (кроме jfs)</text:p>
        </text:list-item>
        <text:list-item>
          <text:p text:style-name="P24">файловая система Rock Ridge на оптических дисках;</text:p>
        </text:list-item>
        <text:list-item>
          <text:p text:style-name="P24"><text:soft-page-break/>многие мультимедиа-проигрыватели. <text:span text:style-name="Emphasis">Выбор субтитров и звуковых дорожек для DVD. Перекодирование тегов mp3, записанных упрощенными, не совместимами со стандартом программами</text:span></text:p>
        </text:list-item>
      </text:list>
      <text:p text:style-name="Text_20_body"/>
      <text:p text:style-name="P15"><text:bookmark text:name="p74920-7"/>Зачастую эти проблемы не решены, или решены частным образом (например, путём выбора при установке системы/программы), или решены не совсем корректным патчем.</text:p>
      <text:p text:style-name="Text_20_body"/>
      <text:p text:style-name="P15"><text:bookmark text:name="p74920-8"/>Становится понятно, что в системе должна быть возможность получить ответ на следующие вопросы:</text:p>
      <text:list xml:id="list2636709341" text:style-name="L11">
        <text:list-item>
          <text:p text:style-name="P25">какая кодировка используется для хранения названий файлов в системе?</text:p>
        </text:list-item>
        <text:list-item>
          <text:p text:style-name="P25">какая кодировка используется для хранения содержимого файлов?</text:p>
        </text:list-item>
      </text:list>
      <text:p text:style-name="Text_20_body"/>
      <text:p text:style-name="P15"><text:bookmark text:name="p74920-9"/>При этом часто можно слышать мнение, что вопросы эти в общем случае не имеют ответа, и принципиально иметь не могут, а потому не нужно и невозможно пытаться на них ответить.<text:line-break/>По большому счёту ситуацию практически исправляет (если полностью забыть о совместимости) полный перевод системы на кодировку UTF-8. К сожалению, даже при этом возникнет ряд проблем (см. <text:a xlink:type="simple" xlink:href="http://freesource.info/wiki/Lokalizacija/ProblemyPerexodaNaUTF8?v=1afk&amp;" office:name="problemyperexodanautf8" text:style-name="Internet_20_link" text:visited-style-name="Visited_20_Internet_20_Link"><text:span text:style-name="T8">Проблемы Перехода На UTF 8</text:span></text:a>)</text:p>
      <text:p text:style-name="Text_20_body"/>
      <text:p text:style-name="P15"><text:bookmark text:name="p74920-10"/>Но вопросы совместимости никто не отменял и в любом случае порядок взаимодействия как с другими операционными системами (Windows, DOS, MAC), так и с Unix-подобными операционными системами должен быть установлен и сформулирован. Особенно это важно для дистрибутива.</text:p>
      <text:p text:style-name="Text_20_body"/>
      <text:p text:style-name="P15"><text:bookmark text:name="p74920-11"/>При (возможно, беглом) рассмотрении кода таких проектов как WINE, Linux kernel, gettext, <text:a xlink:type="simple" xlink:href="http://freesource.info/wiki/SoftWare/LyX?v=rgm&amp;" office:name=".software.lyx" text:style-name="Internet_20_link" text:visited-style-name="Visited_20_Internet_20_Link"><text:span text:style-name="T8">LyX</text:span></text:a>, GLIBC, GLIB, mount, submount, cdrtools, zip, dia, beep, xmms были сформулированы требования и создана реализация библиотеки, которая позволяет получать ответы на вопросы о кодировках, а также имеет ряд вспомогательных функций, востребованных во многих проектах.</text:p>
      <text:h text:style-name="P1" text:outline-level="2">Зачем она нужна</text:h>
      <text:p text:style-name="Text_20_body"/>
      <text:p text:style-name="P15"><text:bookmark text:name="p74920-12"/>Существует множество программ, тесно работающие с кодировками, но по объективным обстоятельствам идущие своим путём в их поддержке. Чего стоит только поддержка перекодирования, встроенная в mkisofs, и использующая nls, выдранный из ядра Linux неизвестно какой версии.</text:p>
      <text:p text:style-name="Text_20_body"/>
      <text:p text:style-name="P15"><text:bookmark text:name="p74920-13"/><text:soft-page-break/>Данный проект создан для того, чтобы решать большинство вопросов, связанных с перекодированием, вне конкретной программы. Это повышает переносимость, и позволяет не отвлекаться конкретному проекту на написание костылей для решения общесистемных проблем. Проект не является серебряной пулей или панацеей, это всего лишь средство повысить переносимость данных между разными системами, и облегчить жизнь пользователей и программистов на текущем переходном этапе, когда всё прогрессивное человечество одной ногой перешло в UTF-8 (нет, эта аббревиатура не относится к НЛО или гробам).</text:p>
      <text:p text:style-name="Text_20_body"/>
      <text:p text:style-name="P15"><text:bookmark text:name="p74920-14"/>Централизация очень важна в данной ситуации. Множество программ копирует один и тот же (как дословный, так и аналогичный по функциональности) код, причём проблема редко когда решается в целом, обычно предлагаются частные решения. Использование библиотеки, в которой сосредоточено решение проблемы, позволит большому количеству проектов не отвлекаться на решение проблем взаимодействия, перекодировки.</text:p>
      <text:h text:style-name="P1" text:outline-level="2">Как она устроена</text:h>
      <text:p text:style-name="Text_20_body"/>
      <text:p text:style-name="P15"><text:bookmark text:name="p74920-15"/>Библиотека LIBNATSPEC определяет такие важные понятия, как</text:p>
      <text:list xml:id="list604755433" text:style-name="L12">
        <text:list-item>
          <text:p text:style-name="P26">кодировка локальной файловой системы (filename encoding) — это кодировка названий файлов, с которыми ведётся работа в данном процессе;</text:p>
        </text:list-item>
        <text:list-item>
          <text:p text:style-name="P26">системная локаль (system locale) — локаль, установленная базовой для всей системы, действует по умолчанию;</text:p>
        </text:list-item>
        <text:list-item>
          <text:p text:style-name="P26">пользовательская локаль (user locale) — локаль, установленная для данного пользователя (обычно задана в ~/.i18n и хранится в переменной LANG)</text:p>
        </text:list-item>
        <text:list-item>
          <text:p text:style-name="P26">текущая локаль (current locale) — локаль, действующая для данного процесса (обычно соответствует user locale, но если та не задана, или имеет значение POSIX или C, используется значение system locale);</text:p>
        </text:list-item>
        <text:list-item>
          <text:p text:style-name="P26">кодировка текущей локали (charset) — кодировка, принятая для использования в локали, являющейся текущей;</text:p>
        </text:list-item>
        <text:list-item>
          <text:p text:style-name="P26">кодировка (charset) и кодовая таблица (codepage) иных операционных систем (WIN, DOS, MAC) для заданной локали (это работает корректно только при соответствии поддерживаемых локалей в LIBNATSPEC и GLIBC)</text:p>
        </text:list-item>
      </text:list>
      <text:p text:style-name="Text_20_body"/>
      <text:p text:style-name="P15"><text:bookmark text:name="p74920-16"/>и предоставляет API для их использования, а также дополнительные функции, позволяющие:</text:p>
      <text:list xml:id="list1492523752" text:style-name="L13">
        <text:list-item>
          <text:p text:style-name="P27">дополнить параметры монтирования указанием кодировок в соответствии с типом файловой системы</text:p>
        </text:list-item>
        <text:list-item>
          <text:p text:style-name="P27">преобразовывать строки из одной кодировки в другую с транслитерацией при необходимости (для целей отображения информации пользователю в ситуациях, когда его локаль не позволяет воспроизвести все используемые символы)</text:p>
        </text:list-item>
      </text:list>
      <text:p text:style-name="Text_20_body"><text:soft-page-break/></text:p>
      <text:p text:style-name="P15"><text:bookmark text:name="p74920-17"/>Принцип построения: Вся получаемая из библиотеки информация по возможности зависит от текущей локали (current locale).<text:line-break/><text:span text:style-name="Strong_20_Emphasis"><text:span text:style-name="T9">Предложенное в natspec автоматическое указание кодировок монтирования выставляет автоопределённые значения по умолчанию. НИКТО НЕ ОТМЕНЯЛ возможность задать кодировку вручную. Просто умолчание становится не то, которое вкомпилировано в ядро, или просто iso-8859–1, а то, которое положено по локали.</text:span></text:span></text:p>
      <text:p text:style-name="Text_20_body"/>
      <text:p text:style-name="P15"><text:bookmark text:name="p74920-18"/><text:span text:style-name="Emphasis">Базой для эвристики является таблица, получаемая примерно по следующему алгоритму: по списку локалей, установленных с glibc, имеющейся в локали информации об основной кодировке, используя программу, получающую информацию о соответствии кодировок различных ОС из WINE, формируется статический массив, который используется в данной библиотеке для определения кодировки по локали и пр.</text:span></text:p>
      <text:p text:style-name="Text_20_body"/>
      <text:p text:style-name="P15"><text:bookmark text:name="p74920-19"/>Библиотека написана на языке C с учётом максимально возможной переносимости. В настоящий момент для сборки требуется glibc и libpopt (для консольной части).<text:line-break/>Проводилось тестирование на различных операционных системах, в том числе на популярных ветвях GNU/Linux, FreeBSD, SunOS, OS X<text:line-break/>Имеются интерфейсы для других языков:</text:p>
      <text:list xml:id="list3890244300" text:style-name="L14">
        <text:list-item>
          <text:p text:style-name="P28">python</text:p>
        </text:list-item>
      </text:list>
      <text:p text:style-name="Text_20_body"/>
      <text:p text:style-name="P15"><text:bookmark text:name="p74920-20"/>Для использования в скриптах имеется консольная программа, позволяющая получать определённые библиотекой параметры. Например</text:p>
      <text:p text:style-name="P15">$ natspec -f – показать кодировку файловой системы<text:line-break/>$ natspec -i – вывести всю доступную информацию <text:span text:style-name="Emphasis">(просьба посмотреть и высказать свои замечания по качеству определения ситуации на вашей машине)</text:span></text:p>
      <text:p text:style-name="P15"><text:bookmark text:name="p74920-21"/>(для полного списка см. natspec -h)<text:line-break/>Вот пример вывода на системе Mandriva Linux:</text:p>
      <text:p text:style-name="Text_20_body"/>
      <text:p text:style-name="P15"><text:bookmark text:name="p74920-22"/>Для определения системной локали используется обращение к файлу, в котором она хранится. Для redhat-based систем это /etc/sysconfig/i18n. Подробнее см. файл get_locale.c исходного текста.</text:p>
      <text:h text:style-name="P1" text:outline-level="2">Где скачать и как ознакомиться</text:h>
      <text:p text:style-name="Text_20_body"/>
      <text:p text:style-name="P15"><text:bookmark text:name="p74920-23"/>Библиотека опубликована на sourceforge.net: <text:span text:style-name="T8"><draw:a xlink:type="simple" xlink:href="http://sourceforge.net/projects/natspec" office:target-frame-name="_blank" xlink:show="new"><draw:frame draw:style-name="fr1" draw:name="Изображение3" text:anchor-type="as-char" svg:width="0.353cm" svg:height="0.353cm" draw:z-index="1"><draw:image xlink:href="Pictures/10000001000000100000001051B739B7C59DAD69.gif" xlink:type="simple" xlink:show="embed" xlink:actuate="onLoad" draw:mime-type="image/gif"/></draw:frame></draw:a></text:span><text:a xlink:type="simple" xlink:href="http://sourceforge.net/projects/natspec" office:target-frame-name="_blank" xlink:show="new" text:style-name="Internet_20_link" text:visited-style-name="Visited_20_Internet_20_Link">http://sourceforge.net/projects/natspec</text:a><text:line-break/>В собранном для ALT Linux виде библиотека доступна в свободном репозитории пакетов <text:span text:style-name="T8"><draw:a xlink:type="simple" xlink:href="http://sisyphus.ru/srpm/Sisyphus/libnatspec" office:target-frame-name="_blank" xlink:show="new"><draw:frame draw:style-name="fr1" draw:name="Изображение4" text:anchor-type="as-char" svg:width="0.353cm" svg:height="0.353cm" draw:z-index="2"><draw:image xlink:href="Pictures/10000001000000100000001051B739B7C59DAD69.gif" xlink:type="simple" xlink:show="embed" xlink:actuate="onLoad" draw:mime-type="image/gif"/></draw:frame></draw:a></text:span><text:a xlink:type="simple" xlink:href="http://sisyphus.ru/srpm/Sisyphus/libnatspec" office:target-frame-name="_blank" xlink:show="new" text:style-name="Internet_20_link" text:visited-style-name="Visited_20_Internet_20_Link">Сизиф</text:a>, в backports для ALT Linux Master 2.4.<text:line-break/>Также на следующих ресурсах всегда выложены последние версии библиотеки:</text:p>
      <text:p text:style-name="Text_20_body"><text:soft-page-break/></text:p>
      <text:p text:style-name="P15"><text:bookmark text:name="p74920-24"/>С любыми вопросами можно обращаться по адресу, указанному в файле README проекта. Мы будем рады помочь собрать эту библиотеку для вашего дистрибутива.</text:p>
      <text:h text:style-name="P1" text:outline-level="2">Как использовать</text:h>
      <text:p text:style-name="Text_20_body"/>
      <text:p text:style-name="P15"><text:bookmark text:name="p74920-25"/>В каталоге examples проекта лежат исправленные файлы и образцы патчей, решающих проблему с кодировками для ряда программ. Возможно в вашей системе эти патчи ещё не применены, или они не внесены в основную ветвь разработки программы.</text:p>
      <text:p text:style-name="Text_20_body"/>
      <text:p text:style-name="P15"><text:bookmark text:name="p74920-26"/>В natspec.h описана каждая функция. Если что-то непонятно или надо улучшить – пишите.</text:p>
      <text:h text:style-name="P1" text:outline-level="2">Как продвигается внедрение</text:h>
      <text:h text:style-name="P3" text:outline-level="3">ALTLinux</text:h>
      <text:p text:style-name="Text_20_body"/>
      <text:list xml:id="list2401707897" text:style-name="L15">
        <text:list-item>
          <text:p text:style-name="P29">submount – <text:a xlink:type="simple" xlink:href="https://bugzilla.altlinux.org/show_bug.cgi?id=6235" text:style-name="Internet_20_link" text:visited-style-name="Visited_20_Internet_20_Link"><text:span text:style-name="T8">bug #6235</text:span></text:a></text:p>
        </text:list-item>
        <text:list-item>
          <text:p text:style-name="P29">mount – <text:a xlink:type="simple" xlink:href="https://bugzilla.altlinux.org/show_bug.cgi?id=6288" text:style-name="Internet_20_link" text:visited-style-name="Visited_20_Internet_20_Link"><text:span text:style-name="T8">bug #6288</text:span></text:a></text:p>
        </text:list-item>
        <text:list-item>
          <text:p text:style-name="P29">mkisofs – <text:a xlink:type="simple" xlink:href="https://bugzilla.altlinux.org/show_bug.cgi?id=6237" text:style-name="Internet_20_link" text:visited-style-name="Visited_20_Internet_20_Link"><text:span text:style-name="T8">bug #6237</text:span></text:a></text:p>
        </text:list-item>
        <text:list-item>
          <text:p text:style-name="P29">ivman/pmount – gns@ изготовил патч и положил в Daedalus</text:p>
        </text:list-item>
        <text:list-item>
          <text:p text:style-name="P29">WINE<text:a xlink:type="simple" xlink:href="http://freesource.info/wiki/SoftWare/WINE/edit?add=1&amp;" text:style-name="Internet_20_link" text:visited-style-name="Visited_20_Internet_20_Link"><text:span text:style-name="T8">?</text:span></text:a> – <text:span text:style-name="T11">использован в скрипте создания ярлыков</text:span></text:p>
        </text:list-item>
        <text:list-item>
          <text:p text:style-name="P29"><text:a xlink:type="simple" xlink:href="http://freesource.info/wiki/SoftWare/LyX?v=rgm&amp;" text:style-name="Internet_20_link" text:visited-style-name="Visited_20_Internet_20_Link"><text:span text:style-name="T8">LyX</text:span></text:a> — для определения первоначальных настроек</text:p>
        </text:list-item>
        <text:list-item>
          <text:p text:style-name="P29">stardict-sdcv – использован для перекодирования сообщений на экран</text:p>
        </text:list-item>
        <text:list-item>
          <text:p text:style-name="P29">dict-client – использован для перекодирование сообщений от сервера в кодировку клиента</text:p>
        </text:list-item>
        <text:list-item>
          <text:p text:style-name="P29">cups (foomatic-rip) – заменить код определения кодировки локали в скрипте</text:p>
        </text:list-item>
        <text:list-item>
          <text:p text:style-name="P29">dosemu – использовать в детекте кодировки</text:p>
        </text:list-item>
        <text:list-item>
          <text:p text:style-name="P29">Open Office<text:a xlink:type="simple" xlink:href="http://freesource.info/wiki/Локализация/OpenOffice/edit?add=1&amp;" text:style-name="Internet_20_link" text:visited-style-name="Visited_20_Internet_20_Link"><text:span text:style-name="T8">?</text:span></text:a>.org/gnumeric – для определения кодировки файлов, сохранённых в форматах MS Word/Excel 95 и ниже.</text:p>
        </text:list-item>
        <text:list-item>
          <text:p text:style-name="P29">catpkt — для перекодировки из 866 в локальную кодировку</text:p>
        </text:list-item>
        <text:list-item>
          <text:p text:style-name="P29">o3read – <text:a xlink:type="simple" xlink:href="https://bugzilla.altlinux.org/show_bug.cgi?id=7944" text:style-name="Internet_20_link" text:visited-style-name="Visited_20_Internet_20_Link"><text:span text:style-name="T8">bug #7944</text:span></text:a> (патч готов, надо только хорошо проверить) // уже приложен icesik@</text:p>
        </text:list-item>
      </text:list>
      <text:h text:style-name="P1" text:outline-level="2">К сведению</text:h>
      <text:list xml:id="list591765445" text:style-name="L16">
        <text:list-item>
          <text:p text:style-name="P30"><text:span text:style-name="T3">Существуют </text:span><text:a xlink:type="simple" xlink:href="http://freesource.info/wiki/Lokalizacija/ProgrammyPerekodirovanija?v=1842&amp;" office:name="programmyperekodirovanija" text:style-name="Internet_20_link" text:visited-style-name="Visited_20_Internet_20_Link"><text:span text:style-name="T1">программы перекодирования</text:span></text:a><text:span text:style-name="T3">, решающие частные задачи.</text:span>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'Helvetica sans-serif'"/>
    <style:font-face style:name="Arial1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georgia" svg:font-family="georgia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23:31:42.251897770</meta:creation-date>
    <dc:date>2022-08-19T23:50:37.801513772</dc:date>
    <meta:editing-duration>PT8M44S</meta:editing-duration>
    <meta:editing-cycles>2</meta:editing-cycles>
    <meta:generator>LibreOffice/7.3.3.2$Linux_X86_64 LibreOffice_project/30$Build-2</meta:generator>
    <meta:document-statistic meta:table-count="0" meta:image-count="4" meta:object-count="0" meta:page-count="5" meta:paragraph-count="71" meta:word-count="1208" meta:character-count="9009" meta:non-whitespace-character-count="7886"/>
  </office:meta>
</office:document-meta>
</file>